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8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9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4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5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6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7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8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29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0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number-columns-repeated="12" table:default-cell-style-name="ce11"/>
        <table:table-column table:style-name="co10" table:number-columns-repeated="1002" table:default-cell-style-name="ce11"/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2"/>
          <table:table-cell table:style-name="ce20" office:value-type="string" calcext:value-type="string">
            <text:p>USER STORIES pour l'application LE BON SANDWICH</text:p>
          </table:table-cell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1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/id</text:p>
          </table:table-cell>
          <table:table-cell table:style-name="ce26" office:value-type="string" calcext:value-type="string">
            <text:p>\controllerCategorie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</text:p>
          </table:table-cell>
          <table:table-cell table:style-name="ce26" office:value-type="string" calcext:value-type="string">
            <text:p>\controllerCategorie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</text:p>
          </table:table-cell>
          <table:table-cell table:style-name="ce26" office:value-type="string" calcext:value-type="string">
            <text:p>\controllerSandwich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/id/sandwichs</text:p>
          </table:table-cell>
          <table:table-cell table:style-name="ce26" office:value-type="string" calcext:value-type="string">
            <text:p>\controllerCategorie\getSandwichs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type=&amp;img=</text:p>
          </table:table-cell>
          <table:table-cell table:style-name="ce26" office:value-type="string" calcext:value-type="string">
            <text:p>\controllerSandwich\getListFilter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page=&amp;size=</text:p>
          </table:table-cell>
          <table:table-cell table:style-name="ce26" office:value-type="string" calcext:value-type="string">
            <text:p>\controllerSandwich\getListPaging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Sandwich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réer une commande</text:p>
          </table:table-cell>
          <table:table-cell table:style-name="ce13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6" office:value-type="string" calcext:value-type="string">
            <text:p>POST</text:p>
          </table:table-cell>
          <table:table-cell table:style-name="ce26" office:value-type="string" calcext:value-type="string">
            <text:p>commande</text:p>
          </table:table-cell>
          <table:table-cell table:style-name="ce26" office:value-type="string" calcext:value-type="string">
            <text:p>\controllerCommande\create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ajouter <text:s/>sandwich</text:p>
          </table:table-cell>
          <table:table-cell table:style-name="ce14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5" office:value-type="float" office:value="6" calcext:value-type="float">
            <text:p>6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commande/id/sandwichs</text:p>
          </table:table-cell>
          <table:table-cell table:style-name="ce27" office:value-type="string" calcext:value-type="string">
            <text:p>\controllerSandwich\cre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Modifier une commande</text:p>
          </table:table-cell>
          <table:table-cell table:style-name="ce14" office:value-type="string" calcext:value-type="string">
            <text:p>Modifier une commande existante : date de livraison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PUT</text:p>
          </table:table-cell>
          <table:table-cell table:style-name="ce27" office:value-type="string" calcext:value-type="string">
            <text:p>commande/id</text:p>
          </table:table-cell>
          <table:table-cell table:style-name="ce27" office:value-type="string" calcext:value-type="string">
            <text:p>\controllerSandwich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ayer une commande</text:p>
          </table:table-cell>
          <table:table-cell table:style-name="ce14" office:value-type="string" calcext:value-type="string">
            <text:p>Payer une commande en transmettant des coordonnées bancaires – (n°carte+date-expiration)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commande/id/payer</text:p>
          </table:table-cell>
          <table:table-cell table:style-name="ce27" office:value-type="string" calcext:value-type="string">
            <text:p>\controllerCommande\buy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état de la commande</text:p>
          </table:table-cell>
          <table:table-cell table:style-name="ce13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ommande/id</text:p>
          </table:table-cell>
          <table:table-cell table:style-name="ce26" office:value-type="string" calcext:value-type="string">
            <text:p>\controllerCommande\state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upprimer sandwich</text:p>
          </table:table-cell>
          <table:table-cell table:style-name="ce14" office:value-type="string" calcext:value-type="string">
            <text:p>Supprimer un sandwich dans une commande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DELETE</text:p>
          </table:table-cell>
          <table:table-cell table:style-name="ce27" office:value-type="string" calcext:value-type="string">
            <text:p>commande/id/sandwichs/id</text:p>
          </table:table-cell>
          <table:table-cell table:style-name="ce27" office:value-type="string" calcext:value-type="string">
            <text:p>\controllerCommande\dele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modifier un item d'une commande (sandwich, taille, quantité)</text:p>
          </table:table-cell>
          <table:table-cell table:style-name="ce14" office:value-type="string" calcext:value-type="string">
            <text:p>Modifier 1 élément d'une commande, en accord avec l'état de la commande.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UT</text:p>
          </table:table-cell>
          <table:table-cell table:style-name="ce27" office:value-type="string" calcext:value-type="string">
            <text:p>commande/id/sandwichs/id</text:p>
          </table:table-cell>
          <table:table-cell table:style-name="ce27" office:value-type="string" calcext:value-type="string">
            <text:p>\controllerCommande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obtenir une facture</text:p>
          </table:table-cell>
          <table:table-cell table:style-name="ce14" office:value-type="string" calcext:value-type="string">
            <text:p>Obtenir une facture pour une commande payée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GET</text:p>
          </table:table-cell>
          <table:table-cell table:style-name="ce27" office:value-type="string" calcext:value-type="string">
            <text:p>commande/id/facture</text:p>
          </table:table-cell>
          <table:table-cell table:style-name="ce27" office:value-type="string" calcext:value-type="string">
            <text:p>\controllerCategorie\getFactur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6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liste des commandes</text:p>
          </table:table-cell>
          <table:table-cell table:style-name="ce15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détail d'une commande</text:p>
          </table:table-cell>
          <table:table-cell table:style-name="ce15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changement d'état d'une commande</text:p>
          </table:table-cell>
          <table:table-cell table:style-name="ce15" office:value-type="string" calcext:value-type="string">
            <text:p>Changement de l'état d'une commande – vérification de la validité de la transition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PU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21" office:value-type="string" calcext:value-type="string">
            <text:p>Authentification <text:s/>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ccéder à sa carte de fidélité : montant + réduction</text:p>
          </table:table-cell>
          <table:table-cell table:style-name="ce17" office:value-type="string" calcext:value-type="string">
            <text:p>Accès à une carte : le token jwt est nécessaire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GE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paiement fidélisé</text:p>
          </table:table-cell>
          <table:table-cell table:style-name="ce17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9" office:value-type="float" office:value="6" calcext:value-type="float">
            <text:p>6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créer sa carte de fidélité</text:p>
          </table:table-cell>
          <table:table-cell table:style-name="ce17" office:value-type="string" calcext:value-type="string">
            <text:p>Créer une carte de fidélité – retourne un identifiant de carte </text:p>
          </table:table-cell>
          <table:table-cell table:style-name="ce9" office:value-type="float" office:value="4" calcext:value-type="float">
            <text:p>4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lister les sandwichs</text:p>
          </table:table-cell>
          <table:table-cell table:style-name="ce18" office:value-type="string" calcext:value-type="string">
            <text:p>Lister les sandwichs <text:s/>disponibles par catégories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supprimer un sandwich</text:p>
          </table:table-cell>
          <table:table-cell table:style-name="ce18" office:value-type="string" calcext:value-type="string">
            <text:p>Supprimer 1 sandwich dans la list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DELETE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ajouter un sandwich</text:p>
          </table:table-cell>
          <table:table-cell table:style-name="ce18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modifier 1 sandwich</text:p>
          </table:table-cell>
          <table:table-cell table:style-name="ce18" office:value-type="string" calcext:value-type="string">
            <text:p>Modifier la description, le nom ou le prix pour chaque taille d'un sandwich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PU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s'authentifier comme staff gestionnaire</text:p>
          </table:table-cell>
          <table:table-cell table:style-name="ce18" office:value-type="string" calcext:value-type="string">
            <text:p>identifiant + passwd – contrôle d'accès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obtenir un TDB </text:p>
          </table:table-cell>
          <table:table-cell table:style-name="ce18" office:value-type="string" calcext:value-type="string">
            <text:p>nbre de commandes + C.A. journé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Default"/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2" office:value-type="string" calcext:value-type="string">
            <text:p>Réalisé :</text:p>
          </table:table-cell>
          <table:table-cell table:style-name="ce24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26" calcext:value-type="float">
            <text:p>26</text:p>
          </table:table-cell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3" office:value-type="string" calcext:value-type="string">
            <text:p>TOTAL points : </text:p>
          </table:table-cell>
          <table:table-cell table:style-name="ce25" table:formula="of:=SUM([.E7:.E22])+SUM([.E25:.E27])+SUM([.E30:.E33])+SUM([.E36:.E41])" office:value-type="float" office:value="100" calcext:value-type="float">
            <text:p>100</text:p>
          </table:table-cell>
          <table:table-cell table:style-name="ce12" office:value-type="string" calcext:value-type="string">
            <text:p>Note finale</text:p>
          </table:table-cell>
          <table:table-cell table:style-name="ce12" table:formula="of:=[.E44]/5" office:value-type="float" office:value="5.2" calcext:value-type="float">
            <text:p>5,2</text:p>
          </table:table-cell>
          <table:table-cell table:style-name="ce12" table:number-columns-repeated="15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4:13:05.394117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1-16T14:44:51.576204200</dc:date>
    <meta:editing-cycles>27</meta:editing-cycles>
    <meta:editing-duration>PT10H15M57S</meta:editing-duration>
    <meta:generator>LibreOffice/5.1.6.2$Linux_X86_64 LibreOffice_project/10m0$Build-2</meta:generator>
    <meta:document-statistic meta:table-count="1" meta:cell-count="282" meta:object-count="0"/>
  </office:meta>
</office:document-meta>
</file>